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c2fd8e" officeooo:paragraph-rsid="0014a54d" style:font-weight-asian="bold" style:font-weight-complex="bold"/>
    </style:style>
    <style:style style:name="P2" style:family="paragraph" style:parent-style-name="Standard">
      <style:text-properties fo:font-weight="normal" officeooo:rsid="00c2fd8e" officeooo:paragraph-rsid="0014a54d" style:font-weight-asian="normal" style:font-weight-complex="normal"/>
    </style:style>
    <style:style style:name="P3" style:family="paragraph" style:parent-style-name="Standard">
      <style:text-properties officeooo:paragraph-rsid="0014a54d"/>
    </style:style>
    <style:style style:name="P4" style:family="paragraph" style:parent-style-name="Standard">
      <style:text-properties officeooo:paragraph-rsid="0018f091"/>
    </style:style>
    <style:style style:name="T1" style:family="text">
      <style:text-properties officeooo:rsid="004fe9e0"/>
    </style:style>
    <style:style style:name="T2" style:family="text">
      <style:text-properties officeooo:rsid="00509a4c"/>
    </style:style>
    <style:style style:name="T3" style:family="text">
      <style:text-properties officeooo:rsid="005211d8"/>
    </style:style>
    <style:style style:name="T4" style:family="text">
      <style:text-properties officeooo:rsid="0053e3b3"/>
    </style:style>
    <style:style style:name="T5" style:family="text">
      <style:text-properties officeooo:rsid="0054eeed"/>
    </style:style>
    <style:style style:name="T6" style:family="text">
      <style:text-properties officeooo:rsid="005593f3"/>
    </style:style>
    <style:style style:name="T7" style:family="text">
      <style:text-properties officeooo:rsid="00578086"/>
    </style:style>
    <style:style style:name="T8" style:family="text">
      <style:text-properties officeooo:rsid="00177696"/>
    </style:style>
    <style:style style:name="T9" style:family="text">
      <style:text-properties officeooo:rsid="0018617e"/>
    </style:style>
    <style:style style:name="T10" style:family="text">
      <style:text-properties officeooo:rsid="0018f091"/>
    </style:style>
    <style:style style:name="T11" style:family="text">
      <style:text-properties officeooo:rsid="001aba9f"/>
    </style:style>
    <style:style style:name="T12" style:family="text">
      <style:text-properties officeooo:rsid="001baa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You recognize the little dog of one of your newer customers. <text:span text:style-name="T10">It’s Yuri Artyom’s dog. </text:span></text:p>
      <text:p text:style-name="P4"/>
      <text:p text:style-name="P3">When you think about it, despite the short time that you've started seeing Yuri at your shop,</text:p>
      <text:p text:style-name="P3"><text:s/>he has never been accompanied by anyone else than the dog.</text:p>
      <text:p text:style-name="P3"/>
      <text:p text:style-name="P3">Once you asked him what the dog's name was, and he simply shrugged, and went off eating his ramen as if you had asked the most obvious, unimportant thing in the world.</text:p>
      <text:p text:style-name="P3"/>
      <text:p text:style-name="P3">Seeing the dog looking confused and alone in front of the street lamp in front of your restaurant, you decide to pet him (or her) for a while.</text:p>
      <text:p text:style-name="P3"/>
      <text:p text:style-name="P3">Not too long after, surely enough, the dog's owner comes around, waving at you sympathetically.</text:p>
      <text:p text:style-name="P3"/>
      <text:p text:style-name="P3">"He doesn't like being petted," Yuri Artyom says. "He prefers that you don't actually."</text:p>
      <text:p text:style-name="P3"/>
      <text:p text:style-name="P3">You slowly take your hands off the little creature's fluffy head and draw out an awkward</text:p>
      <text:p text:style-name="P3">apology for the owner. Yuri Artyom gives you a faint smile as a response, and unleashes the dog. He heads inside the shop without another word. You follow him into your own shop inside.</text:p>
      <text:p text:style-name="P3"/>
      <text:p text:style-name="P4"><text:span text:style-name="T10">Yuri’s yellow shirt looks flashy in contrast to his dark, exotic screen. He is</text:span> <text:span text:style-name="T10">a </text:span>scrawny guy, but his handshake is <text:span text:style-name="T1">the </text:span>unforgettabl<text:span text:style-name="T10">e signature of a weathered soldier</text:span>, so much that you <text:span text:style-name="T9">still felt his grip moments after walking away</text:span>. Yuri Artyom told you that he doesn't work out; he just handles a lot of problems in his house. Well, he later admits, the house is more like a mansion than anything else. </text:p>
      <text:p text:style-name="P4"/>
      <text:p text:style-name="P4">The pictures of his mansion were breathtaking. <text:span text:style-name="T8">Y</text:span>ou <text:span text:style-name="T2">quickly </text:span>surmised that he was probably one of the wealthiest patrons that you've ever had over the years, given the state of his possessions. Yuri Artyom often comes to your restaurant on Saturday night, accompanied by his trusty dog, a black poodle with a pink leash around his neck.</text:p>
      <text:p text:style-name="P4"/>
      <text:p text:style-name="P3">"You're certainly the strangest owner I've met," Yuri admits after drinking a cup of sake.</text:p>
      <text:p text:style-name="P3"/>
      <text:p text:style-name="P3">"Most ramen shops I've visited across Japan were handled by staff. The owner's usually hiding</text:p>
      <text:p text:style-name="P3"><text:s/>behind some stack of paper in some obscure office in the back of the shop. I bet they're actually just watching TV, you know."</text:p>
      <text:p text:style-name="P3"/>
      <text:p text:style-name="P3">You shrug. One of your friends also owns a shop of his own, but he never told you what he actually did during his work hours. You tell Yuri that all owners are different, but they're probably doing something important.</text:p>
      <text:p text:style-name="P3"/>
      <text:p text:style-name="P3">"I know, but it's different here. You didn't hire anybody to handle your business. I don't know <text:span text:style-name="T10">how</text:span> you manage everything on your own."</text:p>
      <text:p text:style-name="P3"/>
      <text:p text:style-name="P3">You reply that the secret is to really like what you're doing. Success, not to be defined by </text:p>
      <text:p text:style-name="P3">monetary gains, is how close you live your life with the good life <text:span text:style-name="T3">that was </text:span>intended by God.</text:p>
      <text:p text:style-name="P3"/>
      <text:p text:style-name="P3">"Ah, I didn't know you believed in God. That's interesting." Yuri stops mid-sentence and seems to look at you a bit differently than before...</text:p>
      <text:p text:style-name="P3"/>
      <text:p text:style-name="P3">"You know, I don't really know where people go... when they pass on."</text:p>
      <text:p text:style-name="P3"><text:soft-page-break/></text:p>
      <text:p text:style-name="P3">You tell him that doesn't so much depend on a person's belief so much as it depends on what the truth really is.</text:p>
      <text:p text:style-name="P3"/>
      <text:p text:style-name="P3">"Well, the truth, huh. I guess I don't know the answer. But I know someone... I wish I knew the answer for that person."</text:p>
      <text:p text:style-name="P3"/>
      <text:p text:style-name="P3">Yuri looks around and sighs. "He's not around, of course. I mean, he's already dead. My little brother." Swiping out his cellphone, you expect <text:span text:style-name="T10">Yuri to </text:span>show you a picture of him, but he only pets the dog. <text:span text:style-name="T10">As usual, t</text:span>he expression on his face is impossible to discern.</text:p>
      <text:p text:style-name="P3"/>
      <text:p text:style-name="P3">"I don't have any pictures of him if that's what you're wondering about. In our family, we believe that pictures of the dead stop the dead from moving on. They stay stuck inside the physical memories that we keep of them, you know?"</text:p>
      <text:p text:style-name="P3"/>
      <text:p text:style-name="P3">"Even though my parents are rich, and that I'll probably never need to work for all my life, </text:p>
      <text:p text:style-name="P3">I can't help but feel that since he died, we've lost so much of what made us a prosperous family."</text:p>
      <text:p text:style-name="P3"/>
      <text:p text:style-name="P3">"Can you understand that, ramen-san? The feeling of being left behind by someone. Even though</text:p>
      <text:p text:style-name="P3"><text:s/>they didn't mean it, of course... accidents, you know."</text:p>
      <text:p text:style-name="P3"/>
      <text:p text:style-name="P3">You shake your head. You've known people over the years, so many of them, that you think that</text:p>
      <text:p text:style-name="P3"><text:s/>some of them are probably deceased by now. But as far as you recall it, you've left people behind, not the other way around.</text:p>
      <text:p text:style-name="P3"/>
      <text:p text:style-name="P3">"My little brother used to play hide-and-seek. I told him, you need to grow up because grown-</text:p>
      <text:p text:style-name="P3">ups don't play hide-and-seek anymore."</text:p>
      <text:p text:style-name="P3"/>
      <text:p text:style-name="P3">Yuri looks away, leaning forward in his chair and looking pensive.</text:p>
      <text:p text:style-name="P3"/>
      <text:p text:style-name="P3">"But guess what he's playing again?... Yup, hide-and-seek. I can't believe it, but he never grew up, all this time..."</text:p>
      <text:p text:style-name="P3"/>
      <text:p text:style-name="P3">You watch him as h<text:span text:style-name="T4">e chuckles softly, then</text:span> goes inside, deeper and deeper...</text:p>
      <text:p text:style-name="P3"/>
      <text:p text:style-name="P3">"But at least, couldn't they say good-bye, somehow? I wish that <text:span text:style-name="T12">was</text:span> possible..."</text:p>
      <text:p text:style-name="P3"/>
      <text:p text:style-name="P3"><text:span text:style-name="T5">The man’s tears stream down his pale complexion. After handing him a tissue from your many pockets, you tell him that thinking about the past never helped someone deal with a loss, excepted whe</text:span>n it led to a positive realization of the future.</text:p>
      <text:p text:style-name="P3"/>
      <text:p text:style-name="P3">"You speak truly... because it comes from <text:span text:style-name="T12">your</text:span> heart. But I cannot help but feel envious of the dead, sometimes. they have no worries, just the nothingness."</text:p>
      <text:p text:style-name="P3"/>
      <text:p text:style-name="P3">You tell him <text:span text:style-name="T6">softly </text:span>that it is the living who must carry on living. And that as long as they live, they will feel tempted to worry, and to feel longing for closeness once again.</text:p>
      <text:p text:style-name="P3"/>
      <text:p text:style-name="P3">Yuri seems to look past you, through you as he speaks...</text:p>
      <text:p text:style-name="P3"/>
      <text:p text:style-name="P3"><text:soft-page-break/>"<text:span text:style-name="T7">Then show me… </text:span>How do I stop myself from weighting it down? How do I persevere through </text:p>
      <text:p text:style-name="P3">this?"</text:p>
      <text:p text:style-name="P3"/>
      <text:p text:style-name="P1">Reaction:</text:p>
      <text:p text:style-name="P1"/>
      <text:p text:style-name="P2">“So the trick was self-control, huh… I don’t actually know what that means, but I don’t think I need to stress over this. I’ll… just think about happier things, and focus on the present. Wait, that’s what you mean, righ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7:43:24.104000000</meta:creation-date>
    <dc:date>2019-07-20T20:29:04.970000000</dc:date>
    <meta:editing-duration>PT25M26S</meta:editing-duration>
    <meta:editing-cycles>7</meta:editing-cycles>
    <meta:generator>LibreOffice/6.0.5.2$Windows_X86_64 LibreOffice_project/54c8cbb85f300ac59db32fe8a675ff7683cd5a16</meta:generator>
    <meta:document-statistic meta:table-count="0" meta:image-count="0" meta:object-count="0" meta:page-count="3" meta:paragraph-count="44" meta:word-count="1000" meta:character-count="5511" meta:non-whitespace-character-count="4546"/>
  </office:meta>
</office:document-meta>
</file>